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A0000012443AC5CD944BD42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3cm" svg:height="7.725cm" svg:x="2.016cm" svg:y="1.403cm">
          <draw:image xlink:href="Pictures/100002010000014A0000012443AC5CD944BD4230.png" xlink:type="simple" xlink:show="embed" xlink:actuate="onLoad" loext:mime-type="image/png">
            <text:p/>
          </draw:image>
        </draw:frame>
        <draw:custom-shape draw:style-name="gr2" draw:text-style-name="P2" draw:layer="layout" svg:width="0.762cm" svg:height="0.762cm" svg:x="3.948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8.049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3.94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8.049cm" svg:y="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7.949cm" svg:y="1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3.949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6.949cm" svg:y="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5.04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.84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0.05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6.95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5.05cm" svg:y="6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7T22:37:54.253000000</meta:creation-date>
    <dc:date>2020-04-27T22:43:43.566000000</dc:date>
    <meta:editing-duration>PT5M49S</meta:editing-duration>
    <meta:editing-cycles>1</meta:editing-cycles>
    <meta:document-statistic meta:object-count="13"/>
    <meta:generator>LibreOffice/6.3.2.2$Windows_X86_64 LibreOffice_project/98b30e735bda24bc04ab42594c85f7fd8be07b9c</meta:generator>
  </office:meta>
</office:document-meta>
</file>